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style:contextual-spacing="false" style:writing-mode="page"/>
    </style:style>
    <style:style style:name="P11" style:family="paragraph" style:parent-style-name="Text">
      <style:text-properties officeooo:paragraph-rsid="001f27c4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f2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887890977104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11"><text:text-input text:description="&lt;if test=&quot;o.toric==True&quot;">&lt;if test="o.toric==True"&gt;</text:text-input><text:span text:style-name="T9">Repérage de l’axe horizontal à l’aide d’un rapporteur à bulle, en position assise</text:span><text:span text:style-name="T9"><text:text-input text:description="&lt;/if&gt;">endif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11"><text:text-input text:description="&lt;if test=&quot;o.toric==True&quot;">&lt;if test="o.toric==True"&gt;</text:text-input><text:span text:style-name="T9">Rotation de l’impalnt suivant l’axe précédemment calculé.</text:span><text:span text:style-name="T9"><text:text-input text:description="&lt;/if&gt;">endif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887809051248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11T07:32:47.591980778</dc:date>
    <meta:editing-duration>PT11H47M19S</meta:editing-duration>
    <meta:editing-cycles>181</meta:editing-cycles>
    <meta:document-statistic meta:table-count="2" meta:image-count="0" meta:object-count="0" meta:page-count="1" meta:paragraph-count="57" meta:word-count="386" meta:character-count="2367" meta:non-whitespace-character-count="2121"/>
  </office:meta>
</office:document-meta>
</file>